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434b"/>
    </style:style>
    <style:style style:name="P2" style:family="paragraph" style:parent-style-name="Standard">
      <style:text-properties officeooo:paragraph-rsid="001509c9"/>
    </style:style>
    <style:style style:name="P3" style:family="paragraph" style:parent-style-name="Standard">
      <style:text-properties fo:language="ru" fo:country="RU" officeooo:rsid="00125c48" officeooo:paragraph-rsid="0011434b"/>
    </style:style>
    <style:style style:name="T1" style:family="text">
      <style:text-properties officeooo:rsid="0011434b"/>
    </style:style>
    <style:style style:name="T2" style:family="text">
      <style:text-properties fo:language="en" fo:country="US" officeooo:rsid="0011434b"/>
    </style:style>
    <style:style style:name="T3" style:family="text">
      <style:text-properties fo:language="ru" fo:country="RU" officeooo:rsid="0011434b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509c9"/>
    </style:style>
    <style:style style:name="T6" style:family="text">
      <style:text-properties fo:color="#cf8e6d" loext:opacity="100%" style:font-name="JetBrains Mono" fo:font-size="9pt" fo:language="ru" fo:country="RU" fo:font-style="normal" fo:font-weight="normal" officeooo:rsid="0011434b" style:font-size-asian="9pt" style:font-style-asian="normal" style:font-weight-asian="normal"/>
    </style:style>
    <style:style style:name="T7" style:family="text">
      <style:text-properties fo:color="#bcbec4" loext:opacity="100%" style:font-name="JetBrai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6aab73" loext:opacity="100%" style:font-name="JetBrai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cf8e6d" loext:opacity="100%" style:font-name="JetBrai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5f826b" loext:opacity="100%" style:font-name="JetBrains Mono" fo:font-size="9pt" fo:font-style="italic" fo:font-weight="normal" style:font-size-asian="9pt" style:font-style-asian="italic" style:font-weight-asian="normal"/>
    </style:style>
    <style:style style:name="T11" style:family="text">
      <style:text-properties fo:language="en" fo:country="US" officeooo:rsid="001509c9"/>
    </style:style>
    <style:style style:name="T12" style:family="text">
      <style:text-properties fo:language="ru" fo:country="RU" officeooo:rsid="00160336"/>
    </style:style>
    <style:style style:name="T13" style:family="text">
      <style:text-properties fo:language="en" fo:country="US" officeooo:rsid="00160336"/>
    </style:style>
    <style:style style:name="T14" style:family="text">
      <style:text-properties fo:language="ru" fo:country="RU" officeooo:rsid="00125c48"/>
    </style:style>
    <style:style style:name="T15" style:family="text">
      <style:text-properties fo:color="#cf8e6d" loext:opacity="100%" style:font-name="JetBrains Mono" fo:font-size="9pt" fo:language="ru" fo:country="RU" fo:font-style="normal" fo:font-weight="normal" officeooo:rsid="00125c48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Чтобы работать с </text:span><text:span text:style-name="T2">Docker compose </text:span><text:span text:style-name="T3">, сначала в корне проекта надо создать файл </text:span><text:span text:style-name="T4">docker-compose.yml<text:line-break/><text:line-break/><text:line-break/></text:span><text:span text:style-name="T5">Пример конфигурации:</text:span></text:p>
      <text:p text:style-name="P2"><text:span text:style-name="T3"><text:line-break/></text:span><text:span text:style-name="T6">version</text:span><text:span text:style-name="T7">: </text:span><text:span text:style-name="T8">'3.8'<text:line-break/><text:line-break/></text:span><text:span text:style-name="T9">services</text:span><text:span text:style-name="T7">:<text:line-break/> <text:s/></text:span><text:span text:style-name="T9">app</text:span><text:span text:style-name="T7">:<text:line-break/> <text:s text:c="3"/></text:span><text:span text:style-name="T9">image</text:span><text:span text:style-name="T7">: eborvolvo/searchengine1_app:latest<text:line-break/><text:line-break/></text:span><text:span text:style-name="T10"># <text:s text:c="3"/>build:<text:line-break/># <text:s text:c="5"/>context: .<text:line-break/># <text:s text:c="5"/>dockerfile: Dockerfile<text:line-break/> <text:s text:c="3"/></text:span><text:span text:style-name="T9">ports</text:span><text:span text:style-name="T7">:<text:line-break/> <text:s text:c="5"/>- </text:span><text:span text:style-name="T8">"${APP_PORT:-8080}:8080"<text:line-break/> <text:s text:c="3"/></text:span><text:span text:style-name="T9">depends_on</text:span><text:span text:style-name="T7">:<text:line-break/> <text:s text:c="5"/></text:span><text:span text:style-name="T9">db</text:span><text:span text:style-name="T7">:<text:line-break/> <text:s text:c="7"/></text:span><text:span text:style-name="T9">condition</text:span><text:span text:style-name="T7">: service_healthy<text:line-break/> <text:s text:c="3"/></text:span><text:span text:style-name="T9">environment</text:span><text:span text:style-name="T7">:<text:line-break/> <text:s text:c="5"/>- SPRING_DATASOURCE_URL=jdbc:mysql://db:3306/search_engine?useSSL=false&amp;requireSSL=false&amp;allowPublicKeyRetrieval=true<text:line-break/> <text:s text:c="5"/>- SPRING_DATASOURCE_USERNAME=root<text:line-break/> <text:s text:c="5"/>- SPRING_DATASOURCE_PASSWORD=${DB_PASSWORD:-koshka315!}<text:line-break/> <text:s text:c="3"/></text:span><text:span text:style-name="T9">networks</text:span><text:span text:style-name="T7">:<text:line-break/> <text:s text:c="5"/>- app-network<text:line-break/><text:line-break/> <text:s/></text:span><text:span text:style-name="T9">db</text:span><text:span text:style-name="T7">:<text:line-break/> <text:s text:c="3"/></text:span><text:span text:style-name="T9">image</text:span><text:span text:style-name="T7">: mysql:8.0<text:line-break/> <text:s text:c="3"/></text:span><text:span text:style-name="T9">command</text:span><text:span text:style-name="T7">: --default-authentication-plugin=mysql_native_password<text:line-break/> <text:s text:c="3"/></text:span><text:span text:style-name="T9">environment</text:span><text:span text:style-name="T7">:<text:line-break/> <text:s text:c="5"/>- MYSQL_ROOT_PASSWORD=${DB_PASSWORD:-koshka315!}<text:line-break/> <text:s text:c="5"/>- MYSQL_DATABASE=search_engine<text:line-break/> <text:s text:c="3"/></text:span><text:span text:style-name="T9">volumes</text:span><text:span text:style-name="T7">:<text:line-break/> <text:s text:c="5"/>- db-data:/var/lib/mysql<text:line-break/> <text:s text:c="3"/></text:span><text:span text:style-name="T9">healthcheck</text:span><text:span text:style-name="T7">:<text:line-break/> <text:s text:c="5"/></text:span><text:span text:style-name="T9">test</text:span><text:span text:style-name="T7">: [</text:span><text:span text:style-name="T8">"CMD"</text:span><text:span text:style-name="T7">, </text:span><text:span text:style-name="T8">"mysqladmin"</text:span><text:span text:style-name="T7">, </text:span><text:span text:style-name="T8">"ping"</text:span><text:span text:style-name="T7">, </text:span><text:span text:style-name="T8">"-h"</text:span><text:span text:style-name="T7">, </text:span><text:span text:style-name="T8">"localhost"</text:span><text:span text:style-name="T7">]<text:line-break/> <text:s text:c="5"/></text:span><text:span text:style-name="T9">interval</text:span><text:span text:style-name="T7">: 15s<text:line-break/> <text:s text:c="5"/></text:span><text:span text:style-name="T9">timeout</text:span><text:span text:style-name="T7">: 5s<text:line-break/> <text:s text:c="5"/></text:span><text:span text:style-name="T9">retries</text:span><text:span text:style-name="T7">: 10<text:line-break/> <text:s text:c="3"/></text:span><text:span text:style-name="T9">networks</text:span><text:span text:style-name="T7">:<text:line-break/> <text:s text:c="5"/>- app-network<text:line-break/><text:line-break/> <text:s/></text:span><text:span text:style-name="T9">adminer</text:span><text:span text:style-name="T7">:<text:line-break/> <text:s text:c="3"/></text:span><text:span text:style-name="T9">image</text:span><text:span text:style-name="T7">: adminer:latest<text:line-break/> <text:s text:c="3"/></text:span><text:span text:style-name="T9">ports</text:span><text:span text:style-name="T7">:<text:line-break/> <text:s text:c="5"/>- </text:span><text:span text:style-name="T8">"${ADMINER_PORT:-8081}:8080"<text:line-break/> <text:s text:c="3"/></text:span><text:span text:style-name="T9">depends_on</text:span><text:span text:style-name="T7">:<text:line-break/> <text:s text:c="5"/>- db<text:line-break/> <text:s text:c="3"/></text:span><text:span text:style-name="T9">networks</text:span><text:span text:style-name="T7">:<text:line-break/> <text:s text:c="5"/>- app-network<text:line-break/><text:line-break/></text:span><text:span text:style-name="T9">networks</text:span><text:span text:style-name="T7">:<text:line-break/> <text:s/></text:span><text:span text:style-name="T9">app-network</text:span><text:span text:style-name="T7">:<text:line-break/> <text:s text:c="3"/></text:span><text:span text:style-name="T9">driver</text:span><text:span text:style-name="T7">: bridge<text:line-break/><text:line-break/></text:span><text:span text:style-name="T9">volumes</text:span><text:span text:style-name="T7">:<text:line-break/> <text:s/></text:span><text:span text:style-name="T9">db-data</text:span><text:span text:style-name="T7">:</text:span></text:p>
      <text:p text:style-name="P2"><text:span text:style-name="T3"><text:line-break/></text:span><text:span text:style-name="T5">в случае выше мы берем собранный докер образ из моего репозитория докер хаб . Но это можно убрать и оставить локальный поиск где ищем конкретно </text:span><text:span text:style-name="T11">Dockerfile </text:span><text:span text:style-name="T5">в корне проекта, на основе его и будет создан докер </text:span><text:span text:style-name="T11">image. </text:span><text:span text:style-name="T5">Если просто то в докер-компс.ямл мы прописываем настройки и от куда берем образы для будущих контейнеров, в моем случае я беру из докер хаба, </text:span><text:span text:style-name="T11">mysql </text:span><text:span text:style-name="T5">уже собранный образ я его просто использую и запускаю контейнер . <text:line-break/><text:line-break/></text:span><text:soft-page-break/><text:span text:style-name="T5">ВАЖНО <text:s/>чтобы </text:span><text:span text:style-name="T11">Jar </text:span><text:span text:style-name="T5">файл был обновлен , если он менялся надо его создать заново , если в приложении делаем , то нажимаем в </text:span><text:span text:style-name="T11">Maven <text:s/></text:span><text:span text:style-name="T5">команду </text:span><text:span text:style-name="T11">clean </text:span><text:span text:style-name="T5">и потом </text:span><text:span text:style-name="T11">package . Jar </text:span><text:span text:style-name="T5">файл помещается в папку </text:span><text:span text:style-name="T11">Target<text:line-break/><text:line-break/></text:span><text:span text:style-name="T5">После этого мы можем запустить сборку образов и запуск приложения командной :<text:line-break/><text:line-break/></text:span><text:span text:style-name="T11">Docker-compose up –build <text:line-break/><text:line-break/></text:span><text:span text:style-name="T5">Если </text:span><text:span text:style-name="T11">Jar </text:span><text:span text:style-name="T5">не менялся а менялся только докер-компс.ямл , то сборка быстро сделается, если мы изменяли </text:span><text:span text:style-name="T11">jar </text:span><text:span text:style-name="T5">файл,</text:span><text:span text:style-name="T11"> </text:span><text:span text:style-name="T5">то может затянуться конкретно .<text:line-break/><text:line-break/>Чтобы остановить контейнеры надо написать </text:span><text:span text:style-name="T11">docker-compose down<text:line-break/><text:line-break/></text:span><text:span text:style-name="T5">Если </text:span><text:span text:style-name="T12">мы не обновляли </text:span><text:span text:style-name="T13">jar </text:span><text:span text:style-name="T12">файл можно использовать короткую версию </text:span><text:span text:style-name="T13">docker-compose up -d<text:line-break/></text:span><text:span text:style-name="T12">Если надо обновить </text:span><text:span text:style-name="T13">jar </text:span><text:span text:style-name="T12">файл обновился и надо обновить образ, мы используем </text:span><text:span text:style-name="T13">docker-compose up --build</text:span><text:span text:style-name="T3"><text:line-break/><text:line-break/><text:line-break/><text:line-break/><text:line-break/><text:line-break/><text:line-break/>ПОДСКАЗКИ<text:line-break/><text:line-break/></text:span><text:span text:style-name="T14">Если убрать в настройках </text:span><text:span text:style-name="T15">ports</text:span><text:span text:style-name="T7">:<text:line-break/> <text:s/>- </text:span><text:span text:style-name="T8">"3307:3306"</text:span></text:p>
      <text:p text:style-name="P3"><text:s/>что будет? Если я не хочу на хосте запускать своем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7T20:21:34.494000000</meta:creation-date>
    <dc:date>2025-05-18T21:30:40.646000000</dc:date>
    <meta:editing-duration>PT2H4M34S</meta:editing-duration>
    <meta:editing-cycles>3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4" meta:word-count="296" meta:character-count="2508" meta:non-whitespace-character-count="1991"/>
  </office:meta>
</office:document-meta>
</file>